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5-10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5-01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4-10-02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4-04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4-02-0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3-01-1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2-01-0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1-01-0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20-01-0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9-01-2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8-01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7-01-10 21:40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6-01-05 17:00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5-01-20 21:52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4-01-16 2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3-01-15 17:54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2-01-03 19:37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1-01-0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1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9-12-31 22:05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9-01-08 15:0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8-01-15 16:5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7-01-04 18:4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3099062202</text:p>
          </table:table-cell>
          <table:table-cell office:value-type="string" calcext:value-type="string">
            <text:p>22S 16W 32CDD 02</text:p>
          </table:table-cell>
          <table:table-cell office:value-type="string" calcext:value-type="string">
            <text:p>200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